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94c78" officeooo:paragraph-rsid="00174645"/>
    </style:style>
    <style:style style:name="P2" style:family="paragraph" style:parent-style-name="Text_20_body">
      <style:text-properties officeooo:rsid="0017ba27" officeooo:paragraph-rsid="0020ef4b"/>
    </style:style>
    <style:style style:name="P3" style:family="paragraph" style:parent-style-name="Text_20_body">
      <style:text-properties officeooo:rsid="002190d6" officeooo:paragraph-rsid="002aa87e"/>
    </style:style>
    <style:style style:name="P4" style:family="paragraph" style:parent-style-name="Title">
      <style:text-properties officeooo:rsid="00094c78" officeooo:paragraph-rsid="00174645"/>
    </style:style>
    <style:style style:name="P5" style:family="paragraph" style:parent-style-name="Subtitle">
      <style:text-properties officeooo:rsid="00196064" officeooo:paragraph-rsid="00196064"/>
    </style:style>
    <style:style style:name="P6" style:family="paragraph" style:parent-style-name="Heading_20_3">
      <style:text-properties officeooo:rsid="00237748"/>
    </style:style>
    <style:style style:name="P7" style:family="paragraph" style:parent-style-name="Text_20_body" style:list-style-name="L1"/>
    <style:style style:name="P8" style:family="paragraph" style:parent-style-name="Text_20_body">
      <style:text-properties officeooo:rsid="0038a5e4" officeooo:paragraph-rsid="0048f535"/>
    </style:style>
    <style:style style:name="P9" style:family="paragraph" style:parent-style-name="Text_20_body">
      <style:text-properties officeooo:rsid="003c7dd4" officeooo:paragraph-rsid="003c7dd4"/>
    </style:style>
    <style:style style:name="P10" style:family="paragraph" style:parent-style-name="Text_20_body" style:list-style-name="L2">
      <style:text-properties officeooo:rsid="003c7dd4" officeooo:paragraph-rsid="003c7dd4"/>
    </style:style>
    <style:style style:name="P11" style:family="paragraph" style:parent-style-name="Text_20_body" style:list-style-name="L3">
      <style:text-properties officeooo:rsid="001ef753" officeooo:paragraph-rsid="003cf1ea"/>
    </style:style>
    <style:style style:name="P12" style:family="paragraph" style:parent-style-name="Text_20_body">
      <style:text-properties officeooo:rsid="003cf1ea" officeooo:paragraph-rsid="003cf1ea"/>
    </style:style>
    <style:style style:name="P13" style:family="paragraph" style:parent-style-name="Text_20_body">
      <style:text-properties officeooo:rsid="003f85ba" officeooo:paragraph-rsid="0042686b"/>
    </style:style>
    <style:style style:name="P14" style:family="paragraph" style:parent-style-name="Text_20_body" style:list-style-name="L4">
      <style:text-properties officeooo:rsid="0042686b" officeooo:paragraph-rsid="0042686b"/>
    </style:style>
    <style:style style:name="P15" style:family="paragraph" style:parent-style-name="Text_20_body">
      <style:text-properties officeooo:rsid="0042686b" officeooo:paragraph-rsid="0042686b"/>
    </style:style>
    <style:style style:name="P16" style:family="paragraph" style:parent-style-name="Text_20_body" style:list-style-name="L4">
      <style:text-properties officeooo:rsid="00446673" officeooo:paragraph-rsid="00446673"/>
    </style:style>
    <style:style style:name="P17" style:family="paragraph" style:parent-style-name="Text_20_body" style:list-style-name="L5">
      <style:text-properties officeooo:rsid="0045ceea" officeooo:paragraph-rsid="0045ceea"/>
    </style:style>
    <style:style style:name="P18" style:family="paragraph" style:parent-style-name="Text_20_body" style:list-style-name="L4">
      <style:text-properties officeooo:rsid="0045ceea" officeooo:paragraph-rsid="0045ceea"/>
    </style:style>
    <style:style style:name="P19" style:family="paragraph" style:parent-style-name="Heading_20_1">
      <style:text-properties officeooo:rsid="0038a5e4" officeooo:paragraph-rsid="0038a5e4"/>
    </style:style>
    <style:style style:name="P20" style:family="paragraph" style:parent-style-name="Heading_20_2">
      <style:text-properties officeooo:rsid="0036c782" officeooo:paragraph-rsid="0036c782"/>
    </style:style>
    <style:style style:name="T1" style:family="text">
      <style:text-properties officeooo:rsid="001a5ed5"/>
    </style:style>
    <style:style style:name="T2" style:family="text">
      <style:text-properties officeooo:rsid="0033150d"/>
    </style:style>
    <style:style style:name="T3" style:family="text">
      <style:text-properties officeooo:rsid="0036c782"/>
    </style:style>
    <style:style style:name="T4" style:family="text">
      <style:text-properties officeooo:rsid="0039cb98"/>
    </style:style>
    <style:style style:name="T5" style:family="text">
      <style:text-properties officeooo:rsid="003f85ba"/>
    </style:style>
    <style:style style:name="T6" style:family="text">
      <style:text-properties officeooo:rsid="0041163a"/>
    </style:style>
    <style:style style:name="T7" style:family="text">
      <style:text-properties officeooo:rsid="0042686b"/>
    </style:style>
    <style:style style:name="T8" style:family="text">
      <style:text-properties officeooo:rsid="00446673"/>
    </style:style>
    <style:style style:name="T9" style:family="text">
      <style:text-properties officeooo:rsid="0045ceea"/>
    </style:style>
    <style:style style:name="T10" style:family="text">
      <style:text-properties officeooo:rsid="00474282"/>
    </style:style>
    <style:style style:name="T11" style:family="text">
      <style:text-properties officeooo:rsid="004ab344"/>
    </style:style>
    <style:style style:name="T12" style:family="text">
      <style:text-properties officeooo:rsid="004c8492"/>
    </style:style>
    <style:style style:name="T13" style:family="text">
      <style:text-properties officeooo:rsid="004db02c"/>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yecto <text:span text:style-name="T2">Vue</text:span>nsplash<text:span text:style-name="T2">it</text:span></text:p>
      <text:p text:style-name="P5">Documento de <text:span text:style-name="T3">Declaración de Intenciones</text:span></text:p>
      <text:p text:style-name="P1"/>
      <text:h text:style-name="P19" text:outline-level="1">Primera iteración del Proceso de Producción</text:h>
      <text:h text:style-name="P20" text:outline-level="2">Requerimientos mínimos a lograr</text:h>
      <text:p text:style-name="P8">El Producto que se debe obtener en esta fase <text:span text:style-name="T4">es un acercamiento a la interfaz de usuario pública que permitirá realizar las búsquedas por palabras clave sobre los recursos de imágenes disponibles; y listar los resultados.</text:span></text:p>
      <text:h text:style-name="P20" text:outline-level="2">Definición de requerimientos a satisfacer total o parcialmente</text:h>
      <text:p text:style-name="P9">Requerimientos <text:span text:style-name="T6">funcionales </text:span>a satisfacer en este acercamiento a la solución:</text:p>
      <text:list xml:id="list406872526" text:style-name="L2">
        <text:list-item>
          <text:p text:style-name="P10">Contar con un campo de texto, para poder realizar la búsqueda por palabras clave</text:p>
        </text:list-item>
        <text:list-item>
          <text:p text:style-name="P10">Listar las imágenes resultantes de las búsquedas</text:p>
        </text:list-item>
      </text:list>
      <text:p text:style-name="P9">Dichos requerimientos <text:span text:style-name="T5">deben </text:span>ser satisfechos de <text:span text:style-name="T5">la máxima </text:span>manera <text:span text:style-name="T5">parcial posible para posibilitar la evaluación de su funcionamiento</text:span>.</text:p>
      <text:p text:style-name="P9">Estos requerimientos funcionales deben denotar el cumplimiento de los siguientes requerimientos no funcionales:</text:p>
      <text:list xml:id="list490984685" text:style-name="L3">
        <text:list-item>
          <text:p text:style-name="P11">Utilizar frameworks o librerías de estilos</text:p>
        </text:list-item>
        <text:list-item>
          <text:p text:style-name="P11">Utilizar la librería Vue.js para controlar el funcionamiento de la aplicación, y su librería auxiliar Vuex.js para almacenar las imágenes seleccionadas.</text:p>
        </text:list-item>
      </text:list>
      <text:p text:style-name="P12">Ambos requerimientos no funcionales deben ser cumplidos desde el inicio del proceso de producción. Al respecto se puede acotar que la aplicación se encuentra ya preparada para lograr los objetivos no funcionales. La librería de estilos a utilizar se denomina Vuetify.js, y ya se encuentra integrada.</text:p>
      <text:h text:style-name="P20" text:outline-level="2">Definición de la forma o características del acercamiento</text:h>
      <text:p text:style-name="P13">El producto en esta etapa inicial de desarrollo contará, <text:span text:style-name="T7">a nivel funcional,</text:span> <text:span text:style-name="T7">con:</text:span></text:p>
      <text:list xml:id="list2905499247" text:style-name="L4">
        <text:list-item>
          <text:p text:style-name="P14">un mínimo de estilización y estética</text:p>
        </text:list-item>
        <text:list-item>
          <text:p text:style-name="P18">un mínimo de facilidades de utilización y amigabilidad a nivel de UX</text:p>
        </text:list-item>
        <text:list-item>
          <text:p text:style-name="P14">una capacidad de paginación limitada <text:span text:style-name="T9">(únicamente con botones página anterior y siguiente)</text:span></text:p>
        </text:list-item>
        <text:list-item>
          <text:p text:style-name="P16">un mínimo manejo de excepciones o errores de uso o funcionamiento</text:p>
        </text:list-item>
      </text:list>
      <text:p text:style-name="P15"><text:soft-page-break/>A nivel de codificación y no funcional:</text:p>
      <text:list xml:id="list40945860398537" text:continue-numbering="true" text:style-name="L4">
        <text:list-item>
          <text:p text:style-name="P14"><text:span text:style-name="T8">M</text:span>odularización <text:span text:style-name="T8">suficiente para su funcionamiento</text:span></text:p>
        </text:list-item>
        <text:list-item>
          <text:p text:style-name="P16"><text:span text:style-name="T12">Un mínimo de</text:span> optimizaciones <text:span text:style-name="T11">para la recuperación de la información desde el API.</text:span></text:p>
        </text:list-item>
      </text:list>
      <text:h text:style-name="P20" text:outline-level="2">Observaciones y recomendaciones para lograr el objetivo</text:h>
      <text:list xml:id="list657631434" text:style-name="L5">
        <text:list-item>
          <text:p text:style-name="P17">Hacer un análisis completo de las restricciones de uso y <text:span text:style-name="T10">de </text:span>funciones <text:span text:style-name="T10">d</text:span>el API de Unsplash.com</text:p>
        </text:list-item>
        <text:list-item>
          <text:p text:style-name="P17">Tomar decisiones sobre <text:span text:style-name="T13">la experiencia de usuario</text:span> a brindar <text:span text:style-name="T10">a partir de las restricciones identificadas.</text:span></text:p>
        </text:list-item>
      </text:list>
      <text:p text:style-name="P3"/>
      <text:h text:style-name="P6" text:outline-level="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V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weight="normal" officeooo:rsid="00174645" style:font-weight-asian="normal" style:font-weight-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6T09:27:54.322873893</meta:creation-date>
    <dc:date>2020-06-27T04:09:43.691041633</dc:date>
    <meta:editing-duration>PT5H31M28S</meta:editing-duration>
    <meta:editing-cycles>42</meta:editing-cycles>
    <meta:generator>LibreOffice/6.1.5.2$Linux_X86_64 LibreOffice_project/10$Build-2</meta:generator>
    <meta:document-statistic meta:table-count="0" meta:image-count="0" meta:object-count="0" meta:page-count="2" meta:paragraph-count="26" meta:word-count="333" meta:character-count="2183" meta:non-whitespace-character-count="1888"/>
  </office:meta>
</office:document-meta>
</file>